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Apple Color Emoji', 'Segoe UI Emoji', 'Segoe UI 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2602in" fo:widows="1" fo:text-indent="0in" style:auto-text-indent="false"/>
      <style:text-properties fo:font-variant="normal" fo:text-transform="none" fo:color="#333333" style:font-name="Helvetica Neue" fo:font-size="12pt" fo:letter-spacing="normal" fo:font-style="normal" fo:font-weight="normal"/>
    </style:style>
    <style:style style:name="P2" style:family="paragraph" style:parent-style-name="Heading_20_1">
      <style:text-properties fo:font-variant="normal" fo:text-transform="none" fo:color="#333333" style:font-name="Helvetica Neue"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ode-Noober-Central</text:h>
      <text:p text:style-name="P1">Code Noober Central is a new concept gathering place for code learners to give and recieve help, support and encouragement from other code noobers along their road to becoming full fledged web developers. The concept is packed with features that will enhance users code learning experience to make it both enjoyable and uplifting, providing support and general comraderie to help motivate, boost learner self esteem and give a gentle nudge to those users who are in need of a push to the web developer finish li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Apple Color Emoji', 'Segoe UI Emoji', 'Segoe UI 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Williams</meta:initial-creator>
    <meta:creation-date>2016-05-29T02:42:31.90</meta:creation-date>
    <meta:document-statistic meta:table-count="0" meta:image-count="0" meta:object-count="0" meta:page-count="1" meta:paragraph-count="2" meta:word-count="87" meta:character-count="533"/>
    <dc:date>2016-05-29T02:43:25.27</dc:date>
    <dc:creator>Scott Williams</dc:creator>
    <meta:editing-duration>PT56S</meta:editing-duration>
    <meta:editing-cycles>1</meta:editing-cycles>
    <meta:generator>OpenOffice/4.1.2$Win32 OpenOffice.org_project/412m3$Build-9782</meta:generator>
  </office:meta>
</office:document-meta>
</file>